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1b7e76" officeooo:paragraph-rsid="001b7e76" style:font-size-asian="10.5pt" style:font-size-complex="12pt"/>
    </style:style>
    <style:style style:name="P2" style:family="paragraph" style:parent-style-name="Standard">
      <style:paragraph-properties fo:text-align="start" style:justify-single-word="false"/>
      <style:text-properties fo:font-size="12pt" officeooo:rsid="001be02d" officeooo:paragraph-rsid="001be02d" style:font-size-asian="10.5pt" style:font-size-complex="12pt"/>
    </style:style>
    <style:style style:name="P3" style:family="paragraph" style:parent-style-name="Standard">
      <style:paragraph-properties fo:text-align="start" style:justify-single-word="false"/>
      <style:text-properties fo:font-size="12pt" officeooo:rsid="001dd6db" officeooo:paragraph-rsid="001dd6db" style:font-size-asian="10.5pt" style:font-size-complex="12pt"/>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officeooo:rsid="001b7e76" officeooo:paragraph-rsid="001b7e76"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officeooo:rsid="001be02d" officeooo:paragraph-rsid="001be02d" style:font-size-asian="10.5pt" style:font-size-complex="12pt"/>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officeooo:rsid="001dd6db" officeooo:paragraph-rsid="001dd6db" style:font-size-asian="10.5pt" style:font-size-complex="12pt"/>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be02d" officeooo:paragraph-rsid="001be02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ceb91" officeooo:paragraph-rsid="001ceb91"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ceb91" officeooo:paragraph-rsid="001dd6db"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d6db" officeooo:paragraph-rsid="001dd6db"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e02d" officeooo:paragraph-rsid="001be02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ceb91" officeooo:paragraph-rsid="001ceb9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dd6db" officeooo:paragraph-rsid="001dd6d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officeooo:rsid="001be02d" officeooo:paragraph-rsid="001be02d" style:font-size-asian="10.5pt" style:font-size-complex="12pt"/>
    </style:style>
    <style:style style:name="P15" style:family="paragraph" style:parent-style-name="Standard" style:list-style-name="L3">
      <style:paragraph-properties fo:text-align="start" style:justify-single-word="false"/>
      <style:text-properties fo:font-size="12pt" style:text-underline-style="none" officeooo:rsid="001be02d" officeooo:paragraph-rsid="001be02d" style:font-size-asian="10.5pt" style:font-size-complex="12pt"/>
    </style:style>
    <style:style style:name="P16" style:family="paragraph" style:parent-style-name="Standard">
      <style:paragraph-properties fo:text-align="start" style:justify-single-word="false"/>
      <style:text-properties fo:font-size="12pt" style:text-underline-style="none" officeooo:rsid="001ceb91" officeooo:paragraph-rsid="001ceb91" style:font-size-asian="10.5pt" style:font-size-complex="12pt"/>
    </style:style>
    <style:style style:name="P17" style:family="paragraph" style:parent-style-name="Standard">
      <style:paragraph-properties fo:text-align="start" style:justify-single-word="false"/>
      <style:text-properties fo:font-size="12pt" style:text-underline-style="none" officeooo:rsid="001dd6db" officeooo:paragraph-rsid="001dd6db" style:font-size-asian="10.5pt" style:font-size-complex="12pt"/>
    </style:style>
    <style:style style:name="P18" style:family="paragraph" style:parent-style-name="Standard">
      <style:paragraph-properties fo:text-align="start" style:justify-single-word="false"/>
      <style:text-properties fo:font-size="12pt" style:text-underline-style="none" fo:font-weight="normal" officeooo:rsid="001be02d" officeooo:paragraph-rsid="001be02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ceb91" officeooo:paragraph-rsid="001ceb91"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dd6db" officeooo:paragraph-rsid="001dd6d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8pt" style:text-underline-style="solid" style:text-underline-width="auto" style:text-underline-color="font-color" fo:font-weight="bold" officeooo:rsid="001b7e76" officeooo:paragraph-rsid="001b7e76" style:font-size-asian="18pt" style:font-weight-asian="bold" style:font-size-complex="18pt" style:font-weight-complex="bold"/>
    </style:style>
    <style:style style:name="P2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b7e76" officeooo:paragraph-rsid="001b7e76" style:font-size-asian="18pt" style:font-weight-asian="bold" style:font-size-complex="18pt" style:font-weight-complex="bold"/>
    </style:style>
    <style:style style:name="P23" style:family="paragraph" style:parent-style-name="Standard" style:list-style-name="L4">
      <style:paragraph-properties fo:text-align="start" style:justify-single-word="false"/>
      <style:text-properties officeooo:paragraph-rsid="001dd6db"/>
    </style:style>
    <style:style style:name="T1" style:family="text">
      <style:text-properties officeooo:rsid="001be02d"/>
    </style:style>
    <style:style style:name="T2" style:family="text">
      <style:text-properties style:text-underline-style="solid" style:text-underline-width="auto" style:text-underline-color="font-color"/>
    </style:style>
    <style:style style:name="T3" style:family="text">
      <style:text-properties officeooo:rsid="001ceb91"/>
    </style:style>
    <style:style style:name="T4" style:family="text">
      <style:text-properties officeooo:rsid="001dd6db"/>
    </style:style>
    <style:style style:name="T5" style:family="text">
      <style:text-properties officeooo:rsid="001e75c5"/>
    </style:style>
    <style:style style:name="T6" style:family="text">
      <style:text-properties fo:font-size="12pt" style:text-underline-style="none" fo:font-weight="normal" officeooo:rsid="001dd6db" style:font-size-asian="10.5pt" style:font-weight-asian="normal" style:font-size-complex="12pt" style:font-weight-complex="normal"/>
    </style:style>
    <style:style style:name="T7" style:family="text">
      <style:text-properties fo:font-size="12pt" style:text-underline-style="none" fo:font-weight="normal" officeooo:rsid="001e75c5"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Coding Tools:</text:p>
      <text:p text:style-name="P7">Optimal Solution:</text:p>
      <text:p text:style-name="P21"/>
      <text:p text:style-name="P1"><text:span text:style-name="T2">Solve Primal LP</text:span> (Subfunctions- Create State Space, Create Constraints, Evolution, <text:span text:style-name="T3">Costs</text:span>)</text:p>
      <text:p text:style-name="P1">Solving the Primal LP allows us to find g. In general this is relatively slow but can work for n=4,b=2.</text:p>
      <text:p text:style-name="P1"/>
      <text:p text:style-name="P1"/>
      <text:p text:style-name="P1"><text:span text:style-name="T2">Solve Dual LP</text:span> (Subfunctions- Find g values by Primal)</text:p>
      <text:p text:style-name="P1">Solving the Dual Lp allows us to find an optimal decision policy. We feed this into the <text:span text:style-name="T1">primal problem to find g’s (in our case just one g). This is generally faster than the primal solution, so is the preferred method.</text:span></text:p>
      <text:p text:style-name="P1"/>
      <text:p text:style-name="P2">Note. The finding g function could be sped up if we know that we are in the unichain model.</text:p>
      <text:p text:style-name="P1"><text:s text:c="2"/></text:p>
      <text:p text:style-name="P4">Compare Policy</text:p>
      <text:p text:style-name="P14">We can compare policies to see at what states they take different actions.</text:p>
      <text:p text:style-name="P14"/>
      <text:p text:style-name="P7">Index:</text:p>
      <text:p text:style-name="P14"/>
      <text:p text:style-name="P14">We have a variety of index functions to try out in the heuristic policy.</text:p>
      <text:list xml:id="list85692781" text:style-name="L3">
        <text:list-item>
          <text:p text:style-name="P15">Plain Index, the index suggested by the theory (with modification to allow Delta(v) in the S=B state)</text:p>
        </text:list-item>
        <text:list-item>
          <text:p text:style-name="P15">Equal Step Index, the plain index split up among the number of steps (to try to counter the problem of lots of states having zero, if all waiting)</text:p>
        </text:list-item>
        <text:list-item>
          <text:p text:style-name="P15">Increasing Step Index, a step index with increasing gaps (to try to increase the emphasis towards the end)</text:p>
        </text:list-item>
        <text:list-item>
          <text:p text:style-name="P15">Random Index, This was used to test that the Index is performing better than random actions (which this index leads to)</text:p>
        </text:list-item>
      </text:list>
      <text:p text:style-name="P14"/>
      <text:p text:style-name="P5">Calculate Index for State</text:p>
      <text:p text:style-name="P14">A function that works out the index for all nodes for the current state</text:p>
      <text:p text:style-name="P14"/>
      <text:p text:style-name="P7">Heuristics:</text:p>
      <text:p text:style-name="P7"/>
      <text:p text:style-name="P11">One step benefit</text:p>
      <text:p text:style-name="P18">This looks at where it can move from the current state and picks the one with the biggest index.</text:p>
      <text:p text:style-name="P11"/>
      <text:p text:style-name="P11">One step penalty</text:p>
      <text:p text:style-name="P18">Same as one step benefit, except it picks the minimum sum of indices not collected by moving.</text:p>
      <text:p text:style-name="P18"/>
      <text:p text:style-name="P18">Note. The one step benefit/penalty are equivalent.</text:p>
      <text:p text:style-name="P11"/>
      <text:p text:style-name="P11">Multi step benefit</text:p>
      <text:p text:style-name="P19">This looks at the all the paths of the heuristic depth and calculates the benefit for taking such a path, it then for each path length works out the best path.</text:p>
      <text:p text:style-name="P19"/>
      <text:p text:style-name="P19">From this list of paths it now decides on one path (to take the first action of it) by working out the cost of taking these actions [An alternative suggestion is need ? - Maybe as now implemented in the penalty version]</text:p>
      <text:p text:style-name="P11"/>
      <text:p text:style-name="P11"><text:soft-page-break/>Multi step penalty</text:p>
      <text:p text:style-name="P16">Works similar to the Multi step benefit heuristic, except at each path length to work out the best path it sums the indices of all nodes not chosen at each step and then picks the minimum.</text:p>
      <text:p text:style-name="P16"/>
      <text:p text:style-name="P16">From this list of paths it now decides on one path (to take the first action) by working average cost along the path and the average cost from the end state of the path to the neglected state (by neglection)</text:p>
      <text:p text:style-name="P16"/>
      <text:p text:style-name="P8">Value Iteration:</text:p>
      <text:p text:style-name="P19"/>
      <text:p text:style-name="P12">Value Function</text:p>
      <text:p text:style-name="P19">This works out for the finite horizon the value of the problem given a starting state.</text:p>
      <text:p text:style-name="P19"/>
      <text:p text:style-name="P12">Value Iteration</text:p>
      <text:p text:style-name="P19">This function works out <text:span text:style-name="T4">the value upon which the value function converges as n is increased. <text:s/>It allows us to estimate g to a given level of tolerance. It also provides a policy for the n which gives the value within the tolerance</text:span></text:p>
      <text:p text:style-name="P19"/>
      <text:p text:style-name="P13">Value Function for Scenario</text:p>
      <text:p text:style-name="P20">This function works the same as the normal value function but had a preprogramed scenario (to generate the evolution) which the value function uses to make the decisions. This is to allow us to check we can do no better in a certain scenario</text:p>
      <text:p text:style-name="P20"/>
      <text:p text:style-name="P20"/>
      <text:p text:style-name="P9"><text:span text:style-name="T4">Simulation</text:span>:</text:p>
      <text:p text:style-name="P14"/>
      <text:p text:style-name="P6">Create Scenario</text:p>
      <text:p text:style-name="P17">This function creates a scenario to be used for the simulation.</text:p>
      <text:p text:style-name="P17"/>
      <text:p text:style-name="P6">Simulation for Evolution</text:p>
      <text:p text:style-name="P3">This simulates the system, with a given starting state given by the initial index heuristic (provides a starting point and all other neglected). It then at each stage asks the heuristic where to move and repeats keeping track of costs. It presents an average cost, worked out by its total cost divided by the number of steps.</text:p>
      <text:p text:style-name="P3"/>
      <text:p text:style-name="P6">Run Policy in Simulation</text:p>
      <text:p text:style-name="P17">As above, but can use any given policy for the states</text:p>
      <text:p text:style-name="P17"/>
      <text:p text:style-name="P6">Simulation Experiment</text:p>
      <text:p text:style-name="P17">This runs the simulation (for lots of generated scenarios) to provide us with and average of the average cost we are after.</text:p>
      <text:p text:style-name="P17"/>
      <text:p text:style-name="P10">Utilities:</text:p>
      <text:p text:style-name="P10"/>
      <text:list xml:id="list2037268451" text:style-name="L4">
        <text:list-item>
          <text:p text:style-name="P23"><text:span text:style-name="T6">A collection of truncated probability calculating functions (pdf,cdf,mean,hazard</text:span><text:span text:style-name="T7">)</text:span><text:span text:style-name="T6"> <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2T08:35:08.132221918</meta:creation-date>
    <dc:date>2018-05-22T09:20:54.068366348</dc:date>
    <meta:editing-duration>PT54S</meta:editing-duration>
    <meta:editing-cycles>1</meta:editing-cycles>
    <meta:generator>LibreOffice/5.3.6.1$Linux_X86_64 LibreOffice_project/30$Build-1</meta:generator>
    <meta:document-statistic meta:table-count="0" meta:image-count="0" meta:object-count="0" meta:page-count="2" meta:paragraph-count="48" meta:word-count="681" meta:character-count="3797" meta:non-whitespace-character-count="3163"/>
  </office:meta>
</office:document-meta>
</file>